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38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9ae"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b2b2b2" fo:border="0.06pt solid #000000"/>
    </style:style>
    <style:style style:name="ce9" style:family="table-cell" style:parent-style-name="Default">
      <style:table-cell-properties fo:background-color="transparent" fo:wrap-option="wrap" fo:border="none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2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 style:data-style-name="N37">
      <style:table-cell-properties fo:background-color="transparent"/>
    </style:style>
    <style:style style:name="ce14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3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N15</text:p>
          </table:table-cell>
          <table:table-cell table:style-name="ce13" office:value-type="string" calcext:value-type="string">
            <text:p>‘1/2 – 15/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IOS maquette</text:p>
          </table:table-cell>
          <table:table-cell office:value-type="string" calcext:value-type="string">
            <text:p>DN20</text:p>
          </table:table-cell>
          <table:table-cell office:value-type="string" calcext:value-type="string">
            <text:p>'3/4 – 20/2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hapitre</text:p>
          </table:table-cell>
          <table:table-cell table:style-name="ce6" office:value-type="string" calcext:value-type="string">
            <text:p>matériel/lien</text:p>
          </table:table-cell>
          <table:table-cell table:style-name="ce6" office:value-type="string" calcext:value-type="string">
            <text:p>prix unitaire</text:p>
          </table:table-cell>
          <table:table-cell table:style-name="ce6" office:value-type="string" calcext:value-type="string">
            <text:p>quantité</text:p>
          </table:table-cell>
          <table:table-cell table:style-name="ce6" office:value-type="string" calcext:value-type="string">
            <text:p>tot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Électronique de pilotage</text:p>
          </table:table-cell>
          <table:table-cell table:style-name="ce7" office:value-type="string" calcext:value-type="string">
            <text:p>Relais 220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Électronique de pilotage</text:p>
          </table:table-cell>
          <table:table-cell table:style-name="ce7" office:value-type="string" calcext:value-type="string">
            <text:p><text:a xlink:href="https://www.amazon.fr/Module-Walfront-Déclenchement-Indicateur-Traction/dp/B07JZN7GGR/ref=sr_1_3_sspa?__mk_fr_FR=ÅMÅŽÕÑ&amp;keywords=relais+carte+12V&amp;qid=1583401883&amp;sr=8-3-spons&amp;psc=1&amp;spLa=ZW5jcnlwdGVkUXVhbGlmaWVyPUEyT0w5SkRMRVdWV1BOJmVuY3J5cHRlZElkPUEwMzg0MDQ5MzlSSExaOEhTRkpMVCZlbmNyeXB0ZWRBZElkPUEwMjg2MjIyM043TklaUUg2UDhFVCZ3aWRnZXROYW1lPXNwX2F0ZiZhY3Rpb249Y2xpY2tSZWRpcmVjdCZkb05vdExvZ0NsaWNrPXRydWU=" xlink:type="simple">Module 8 relais 12V </text:a></text:p>
          </table:table-cell>
          <table:table-cell table:style-name="ce7" office:value-type="float" office:value="15.06" calcext:value-type="float">
            <text:p>15,0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D7]*[.C7]" office:value-type="float" office:value="15.06" calcext:value-type="float">
            <text:p>15,06</text:p>
          </table:table-cell>
          <table:table-cell table:number-columns-repeated="1019"/>
        </table:table-row>
        <table:table-row table:style-name="ro1">
          <table:table-cell table:style-name="ce8" table:number-columns-repeated="5"/>
          <table:table-cell table:style-name="ce14" table:number-columns-repeated="1019"/>
        </table:table-row>
        <table:table-row table:style-name="ro1">
          <table:table-cell table:style-name="ce7" office:value-type="string" calcext:value-type="string">
            <text:p>chauffage</text:p>
          </table:table-cell>
          <table:table-cell table:style-name="ce7" table:number-columns-repeated="4"/>
          <table:table-cell table:number-columns-repeated="1018"/>
          <table:table-cell table:style-name="ce3"/>
        </table:table-row>
        <table:table-row table:style-name="ro1">
          <table:table-cell table:style-name="ce7" table:number-columns-repeated="5"/>
          <table:table-cell table:number-columns-repeated="1018"/>
          <table:table-cell table:style-name="ce3"/>
        </table:table-row>
        <table:table-row table:style-name="ro1">
          <table:table-cell table:style-name="ce8" table:number-columns-repeated="5"/>
          <table:table-cell table:style-name="ce14" table:number-columns-repeated="1019"/>
        </table:table-row>
        <table:table-row table:style-name="ro1">
          <table:table-cell table:style-name="ce7" office:value-type="string" calcext:value-type="string">
            <text:p>pilotage</text:p>
          </table:table-cell>
          <table:table-cell table:style-name="ce7" office:value-type="string" calcext:value-type="string">
            <text:p>pompe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7" office:value-type="string" calcext:value-type="string">
            <text:p>pilotage</text:p>
          </table:table-cell>
          <table:table-cell table:style-name="ce7" office:value-type="string" calcext:value-type="string">
            <text:p>vanne3voie motorisée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8" table:number-columns-repeated="5"/>
          <table:table-cell table:style-name="ce14" table:number-columns-repeated="1019"/>
        </table:table-row>
        <table:table-row table:style-name="ro1">
          <table:table-cell table:style-name="ce7" office:value-type="string" calcext:value-type="string">
            <text:p>mesure de débit</text:p>
          </table:table-cell>
          <table:table-cell table:style-name="ce7" office:value-type="string" calcext:value-type="string">
            <text:p><text:a xlink:href="https://www.amazon.fr/Be82aene-Capteur-dimpulsion-1-75Mpa-Débitmètres/dp/B083DKQF2H/ref=sr_1_6?__mk_fr_FR=ÅMÅŽÕÑ&amp;keywords=debitmetre+dn20&amp;qid=1583421058&amp;sr=8-6" xlink:type="simple">débit mètre DN20 - F = [8.1Q-5] ± 10%, F val. inst. impul. (Hz), Q flux instantané</text:a></text:p>
          </table:table-cell>
          <table:table-cell table:style-name="ce7" office:value-type="float" office:value="26.46" calcext:value-type="float">
            <text:p>26,46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D15]*[.C15]" office:value-type="float" office:value="105.84" calcext:value-type="float">
            <text:p>105,84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esure de débit</text:p>
          </table:table-cell>
          <table:table-cell table:style-name="ce7" office:value-type="string" calcext:value-type="string">
            <text:p><text:a xlink:href="https://www.amazon.fr/Silverline-598438-Nez-robinet-laiton/dp/B000LFYMLC/ref=pd_sim_60_4/262-9971649-2446628?_encoding=UTF8&amp;pd_rd_i=B000LFYMLC&amp;pd_rd_r=de7fb917-3bfb-4dc1-ae9a-ea9722fa67f1&amp;pd_rd_w=egjoO&amp;pd_rd_wg=Y2g3Y&amp;pf_rd_p=13666dbd-eacc-4961-ae51-8b11476bba29&amp;pf_rd_r=AX94STM36CAPS9T9E7SP&amp;psc=1&amp;refRID=AX94STM36CAPS9T9E7SP" xlink:type="simple">embout femelle3/4 - &gt; male 1/2</text:a></text:p>
          </table:table-cell>
          <table:table-cell table:style-name="ce7" office:value-type="float" office:value="3.47" calcext:value-type="float">
            <text:p>3,47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D16]*[.C16]" office:value-type="float" office:value="13.88" calcext:value-type="float">
            <text:p>13,88</text:p>
          </table:table-cell>
          <table:table-cell table:number-columns-repeated="1019"/>
        </table:table-row>
        <table:table-row table:style-name="ro1">
          <table:table-cell table:style-name="ce8" table:number-columns-repeated="5"/>
          <table:table-cell table:style-name="ce14" table:number-columns-repeated="1019"/>
        </table:table-row>
        <table:table-row table:style-name="ro1">
          <table:table-cell table:style-name="ce7" office:value-type="string" calcext:value-type="string">
            <text:p>mesure de température</text:p>
          </table:table-cell>
          <table:table-cell table:style-name="ce7" office:value-type="string" calcext:value-type="string">
            <text:p><text:a xlink:href="file:///home/alexandrecuer/Documents/mesure%20de%20température" xlink:type="simple">PT100 2 mètres tige longue</text:a></text:p>
          </table:table-cell>
          <table:table-cell table:style-name="ce7" office:value-type="float" office:value="6.87" calcext:value-type="float">
            <text:p>6,87</text:p>
          </table:table-cell>
          <table:table-cell table:style-name="ce7" table:number-columns-repeated="2"/>
          <table:table-cell table:number-columns-repeated="1018"/>
          <table:table-cell table:style-name="ce3"/>
        </table:table-row>
        <table:table-row table:style-name="ro1">
          <table:table-cell table:style-name="ce7" office:value-type="string" calcext:value-type="string">
            <text:p>mesure de température</text:p>
          </table:table-cell>
          <table:table-cell table:style-name="ce7" office:value-type="string" calcext:value-type="string">
            <text:p><text:a xlink:href="https://www.amazon.fr/Sonde-inoxydable-thermistance-capteur-temperature/dp/B01CNMAQS8/ref=pd_bxgy_img_2/262-9971649-2446628?_encoding=UTF8&amp;pd_rd_i=B01CNMAQS8&amp;pd_rd_r=b3596105-8191-4db1-9e38-9227a4d0a3aa&amp;pd_rd_w=Y9V93&amp;pd_rd_wg=Rbsei&amp;pf_rd_p=da1675de-3974-4ba2-b26f-c06b987f79cb&amp;pf_rd_r=H16ES3JDRVQPR8407678&amp;psc=1&amp;refRID=H16ES3JDRVQPR8407678" xlink:type="simple">PT100 2mètres</text:a> </text:p>
          </table:table-cell>
          <table:table-cell table:style-name="ce7" office:value-type="float" office:value="4.35" calcext:value-type="float">
            <text:p>4,3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9]*[.D19]" office:value-type="float" office:value="13.05" calcext:value-type="float">
            <text:p>13,05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esure de température</text:p>
          </table:table-cell>
          <table:table-cell table:style-name="ce7" office:value-type="string" calcext:value-type="string">
            <text:p><text:a xlink:href="https://www.amazon.fr/Silverline-244973-Adaptateur-laiton-accessoires/dp/B000LFVTP4/ref=pd_rhf_se_s_pd_crcd_0_4/262-9971649-2446628?_encoding=UTF8&amp;pd_rd_i=B000LFVTP4&amp;pd_rd_r=ef3771ba-f4b5-4730-9981-c468cdaf72eb&amp;pd_rd_w=u1Oaq&amp;pd_rd_wg=Qy7iV&amp;pf_rd_p=8ca8d042-f0d8-48df-9f97-9b353e14887b&amp;pf_rd_r=SCV7SBGM252F1XEY0BSX&amp;psc=1&amp;refRID=SCV7SBGM252F1XEY0BSX" xlink:type="simple">filetage male 3/4 male 1/2</text:a></text:p>
          </table:table-cell>
          <table:table-cell table:style-name="ce7" office:value-type="float" office:value="1.39" calcext:value-type="float">
            <text:p>1,39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[.C20]*[.D20]" office:value-type="float" office:value="13.9" calcext:value-type="float">
            <text:p>13,9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esure de température</text:p>
          </table:table-cell>
          <table:table-cell table:style-name="ce7" office:value-type="string" calcext:value-type="string">
            <text:p><text:a xlink:href="https://www.amazon.fr/Watts-Raccord-laiton-visser-Femelle/dp/B079HWNM8V/ref=sr_1_8?__mk_fr_FR=ÅMÅŽÕÑ&amp;keywords=té+3%2F4&amp;qid=1583401255&amp;sr=8-8" xlink:type="simple">Té 3 embouts femelles 3/4</text:a></text:p>
          </table:table-cell>
          <table:table-cell table:style-name="ce11" office:value-type="float" office:value="4.93" calcext:value-type="float">
            <text:p>4,9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C21]*[.D21]" office:value-type="float" office:value="24.65" calcext:value-type="float">
            <text:p>24,65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esure de température</text:p>
          </table:table-cell>
          <table:table-cell table:style-name="ce7" office:value-type="string" calcext:value-type="string">
            <text:p><text:a xlink:href="https://www.amazon.fr/Maslin-Capteur-Température-Filetage-Inoxydable/dp/B07KDJ2V6V/ref=sr_1_2?__mk_fr_FR=ÅMÅŽÕÑ&amp;keywords=sonde%2Bpt100%2B3%2F4&amp;qid=1583400770&amp;sr=8-2&amp;th=1" xlink:type="simple">PT100 doigt de gant</text:a> 30mm / 3/4" male</text:p>
          </table:table-cell>
          <table:table-cell table:style-name="ce11" office:value-type="string" calcext:value-type="string">
            <text:p>22,85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22]*[.C22]" office:value-type="float" office:value="114.25" calcext:value-type="float">
            <text:p>114,25</text:p>
          </table:table-cell>
          <table:table-cell table:number-columns-repeated="1019"/>
        </table:table-row>
        <table:table-row table:style-name="ro1">
          <table:table-cell table:style-name="ce8" table:number-columns-repeated="2"/>
          <table:table-cell table:style-name="ce12"/>
          <table:table-cell table:style-name="ce8" table:number-columns-repeated="2"/>
          <table:table-cell table:style-name="ce14" table:number-columns-repeated="1019"/>
        </table:table-row>
        <table:table-row table:style-name="ro1">
          <table:table-cell table:style-name="ce7" office:value-type="string" calcext:value-type="string">
            <text:p>retours circuits</text:p>
          </table:table-cell>
          <table:table-cell table:style-name="ce7" office:value-type="string" calcext:value-type="string">
            <text:p><text:a xlink:href="https://www.amazon.fr/Watts-Raccord-laiton-visser-Femelle/dp/B079HWNM8V/ref=sr_1_8?__mk_fr_FR=ÅMÅŽÕÑ&amp;keywords=té+3%2F4&amp;qid=1583401255&amp;sr=8-8" xlink:type="simple">Té 3 embouts femelles 3/4</text:a></text:p>
          </table:table-cell>
          <table:table-cell table:style-name="ce11" office:value-type="float" office:value="4.93" calcext:value-type="float">
            <text:p>4,9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D24]*[.C24]" office:value-type="float" office:value="9.86" calcext:value-type="float">
            <text:p>9,86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tours circuits</text:p>
          </table:table-cell>
          <table:table-cell table:style-name="ce7" office:value-type="string" calcext:value-type="string">
            <text:p><text:a xlink:href="https://www.amazon.fr/Silverline-244973-Adaptateur-laiton-accessoires/dp/B000LFVTP4/ref=pd_rhf_se_s_pd_crcd_0_4/262-9971649-2446628?_encoding=UTF8&amp;pd_rd_i=B000LFVTP4&amp;pd_rd_r=ef3771ba-f4b5-4730-9981-c468cdaf72eb&amp;pd_rd_w=u1Oaq&amp;pd_rd_wg=Qy7iV&amp;pf_rd_p=8ca8d042-f0d8-48df-9f97-9b353e14887b&amp;pf_rd_r=SCV7SBGM252F1XEY0BSX&amp;psc=1&amp;refRID=SCV7SBGM252F1XEY0BSX" xlink:type="simple">filetage male 3/4 male 1/2</text:a></text:p>
          </table:table-cell>
          <table:table-cell table:style-name="ce7" office:value-type="float" office:value="1.39" calcext:value-type="float">
            <text:p>1,39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[.D25]*[.C25]" office:value-type="float" office:value="8.34" calcext:value-type="float">
            <text:p>8,34</text:p>
          </table:table-cell>
          <table:table-cell office:value-type="string" calcext:value-type="string">
            <text:p>en stock</text:p>
          </table:table-cell>
          <table:table-cell table:number-columns-repeated="1018"/>
        </table:table-row>
        <table:table-row table:style-name="ro1">
          <table:table-cell table:style-name="ce8" table:number-columns-repeated="5"/>
          <table:table-cell table:style-name="ce14" table:number-columns-repeated="1019"/>
        </table:table-row>
        <table:table-row table:style-name="ro1">
          <table:table-cell table:style-name="ce7" office:value-type="string" calcext:value-type="string">
            <text:p>raccords cuve</text:p>
          </table:table-cell>
          <table:table-cell table:style-name="ce7" office:value-type="string" calcext:value-type="string">
            <text:p><text:a xlink:href="https://www.amazon.fr/Boutté-2147517-TC20-Traversée-laiton/dp/B00GOYYS0E/ref=pd_sbs_60_t_1/262-9971649-2446628?_encoding=UTF8&amp;pd_rd_i=B00GOYYS0E&amp;pd_rd_r=d6ef660b-0bb2-4220-9331-78c68bf6fde3&amp;pd_rd_w=CTfqf&amp;pd_rd_wg=gUoyO&amp;pf_rd_p=9b28d941-c13a-4c2b-b935-36854aa20020&amp;pf_rd_r=STKBVJFQPYAJE4RE6DEJ&amp;psc=1&amp;refRID=STKBVJFQPYAJE4RE6DEJ" xlink:type="simple">raccord sans filetage intérieur -&gt; extérieur 3/4</text:a></text:p>
          </table:table-cell>
          <table:table-cell table:style-name="ce7" office:value-type="float" office:value="6.34" calcext:value-type="float">
            <text:p>6,3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[.D27]*[.C27]" office:value-type="float" office:value="50.72" calcext:value-type="float">
            <text:p>50,72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accords cuve</text:p>
          </table:table-cell>
          <table:table-cell table:style-name="ce7" office:value-type="string" calcext:value-type="string">
            <text:p><text:a xlink:href="https://www.amazon.fr/Silverline-598438-Nez-robinet-laiton/dp/B000LFYMLC/ref=pd_sim_60_4/262-9971649-2446628?_encoding=UTF8&amp;pd_rd_i=B000LFYMLC&amp;pd_rd_r=de7fb917-3bfb-4dc1-ae9a-ea9722fa67f1&amp;pd_rd_w=egjoO&amp;pd_rd_wg=Y2g3Y&amp;pf_rd_p=13666dbd-eacc-4961-ae51-8b11476bba29&amp;pf_rd_r=AX94STM36CAPS9T9E7SP&amp;psc=1&amp;refRID=AX94STM36CAPS9T9E7SP" xlink:type="simple">embout femelle3/4 - &gt; male 1/2</text:a></text:p>
          </table:table-cell>
          <table:table-cell table:style-name="ce7" office:value-type="float" office:value="3.47" calcext:value-type="float">
            <text:p>3,47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[.D28]*[.C28]" office:value-type="float" office:value="27.76" calcext:value-type="float">
            <text:p>27,76</text:p>
          </table:table-cell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>
            <text:p>tuyauterie</text:p>
          </table:table-cell>
          <table:table-cell table:style-name="ce7" office:value-type="string" calcext:value-type="string">
            <text:p><text:a xlink:href="https://www.amazon.fr/GT-Garden-Tuyau-darrosage-Pouce/dp/B07N6M8VCC" xlink:type="simple">tuyau 19 pouce 25 mètres</text:a></text:p>
          </table:table-cell>
          <table:table-cell table:style-name="ce7" office:value-type="float" office:value="25.8" calcext:value-type="float">
            <text:p>25,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D30]*[.C30]" office:value-type="float" office:value="25.8" calcext:value-type="float">
            <text:p>25,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3"/>
          <table:table-cell/>
        </table:table-row>
        <table:table-row table:style-name="ro1">
          <table:table-cell/>
          <table:table-cell office:value-type="string" calcext:value-type="string">
            <text:p>NON RETENU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s://www.amazon.fr/Boutté-2102097-EM31-Embout-laiton/dp/B00LXEQBFA/ref=pd_bxgy_img_3/262-9971649-2446628?_encoding=UTF8&amp;pd_rd_i=B00LXEQBFA&amp;pd_rd_r=88626f52-0f5b-4e93-a8d9-90198b002770&amp;pd_rd_w=sZwI2&amp;pd_rd_wg=UCCk9&amp;pf_rd_p=da1675de-3974-4ba2-b26f-c06b987f79cb&amp;pf_rd_r=8C7KR84AJ8186CXK6AZH&amp;psc=1&amp;refRID=8C7KR84AJ8186CXK6AZH" xlink:type="simple">filetage male 3/4 male &gt; 1/2 male</text:a></text:p>
          </table:table-cell>
          <table:table-cell office:value-type="float" office:value="2.79" calcext:value-type="float">
            <text:p>2,79</text:p>
          </table:table-cell>
          <table:table-cell table:number-columns-repeated="2"/>
          <table:table-cell office:value-type="string" calcext:value-type="string">
            <text:p>13 en stoc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a xlink:href="https://www.amazon.fr/Boutté-2102332-EA31-Embout-femelle/dp/B00LXEQ7KY/ref=pd_bxgy_img_2/262-9971649-2446628?_encoding=UTF8&amp;pd_rd_i=B00LXEQ7KY&amp;pd_rd_r=0bb9a3f6-47ef-4e24-8ffb-5f8f6f199322&amp;pd_rd_w=bUtzf&amp;pd_rd_wg=eMMVm&amp;pf_rd_p=da1675de-3974-4ba2-b26f-c06b987f79cb&amp;pf_rd_r=JSS2Q9KHC5ZWNT70EYDR&amp;psc=1&amp;refRID=JSS2Q9KHC5ZWNT70EYDR" xlink:type="simple">filetage femelle vers tuyau</text:a></text:p>
          </table:table-cell>
          <table:table-cell office:value-type="float" office:value="2.59" calcext:value-type="float">
            <text:p>2,59</text:p>
          </table:table-cell>
          <table:table-cell table:number-columns-repeated="2"/>
          <table:table-cell office:value-type="string" calcext:value-type="string">
            <text:p>plus d’exemplaire en stoc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a xlink:href="https://www.amazon.fr/sourcing-map-Filetage-femelle-Raccord/dp/B07F8SK5JD/ref=pd_sbs_60_6/262-9971649-2446628?_encoding=UTF8&amp;pd_rd_i=B07F8SK5JD&amp;pd_rd_r=049d844d-7c46-4666-b459-c784e49eec54&amp;pd_rd_w=Pv6QN&amp;pd_rd_wg=kurSi&amp;pf_rd_p=72159c7a-2bb2-4a15-aa35-b315ce8f5c64&amp;pf_rd_r=ZF17CFFVD6QWNFR23NYJ&amp;psc=1&amp;refRID=ZF17CFFVD6QWNFR23NYJ" xlink:type="simple">filetage femelle</text:a></text:p>
          </table:table-cell>
          <table:table-cell office:value-type="float" office:value="7.88" calcext:value-type="float">
            <text:p>7,88</text:p>
          </table:table-cell>
          <table:table-cell table:number-columns-repeated="2"/>
          <table:table-cell office:value-type="string" calcext:value-type="string">
            <text:p>délai trop lo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a xlink:href="https://www.amazon.fr/Raccord-adaptateur-robinet-tuyau-darrosage/dp/B07DNF57Q5/ref=pd_t4im_d_1/262-9971649-2446628?_encoding=UTF8&amp;pd_rd_i=B07DNF57Q5&amp;pd_rd_r=1d9daccb-9b31-4c9b-8fe8-8ae7fc24ee68&amp;pd_rd_w=QDU2H&amp;pd_rd_wg=4wF2s&amp;pf_rd_p=98282ae3-ad6a-4d96-83f0-02e512fb58e5&amp;pf_rd_r=EGEDKZBQMNRCKD2SFW2Y&amp;psc=1&amp;refRID=EGEDKZBQMNRCKD2SFW2Y" xlink:type="simple">filetage femelle b</text:a></text:p>
          </table:table-cell>
          <table:table-cell office:value-type="float" office:value="2.08" calcext:value-type="float">
            <text:p>2,08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<text:a xlink:href="https://www.amazon.fr/dp/B07W4D1P1T/ref=psdc_4338558031_t3_B00CBBO49O" xlink:type="simple">Raccord vissé - filetage intérieur: ½ pouce, filetage extérieur: ¾ </text:a></text:p>
          </table:table-cell>
          <table:table-cell table:style-name="ce10" office:value-type="float" office:value="7.99" calcext:value-type="float">
            <text:p>7,99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10" office:value-type="string" calcext:value-type="string">
            <text:p><text:a xlink:href="https://www.bricoman.fr/2-tes-laiton-a-visser-triple-femelle-20x27.html" xlink:type="simple">bricoman Té 3 embouts femelles 3/4</text:a>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2:24:22.566950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03:45.919599713</meta:creation-date>
    <dc:date>2020-03-05T16:45:01.064184653</dc:date>
    <meta:editing-duration>PT2H13M32S</meta:editing-duration>
    <meta:editing-cycles>24</meta:editing-cycles>
    <meta:generator>LibreOffice/6.0.7.3$Linux_X86_64 LibreOffice_project/00m0$Build-3</meta:generator>
    <meta:document-statistic meta:table-count="1" meta:cell-count="99" meta:object-count="0"/>
  </office:meta>
</office:document-meta>
</file>